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Verdana" svg:font-family="Verdana" style:font-adornments="Normal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9pt" style:font-size-asian="9pt" style:font-size-complex="9pt"/>
    </style:style>
    <style:style style:name="P2" style:family="paragraph" style:parent-style-name="Numbering_20_1" style:list-style-name=""/>
    <style:style style:name="P3" style:family="paragraph" style:parent-style-name="Number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rquitectures de protocols: el model OSI</text:h>
      <text:h text:style-name="Heading_20_1" text:outline-level="1">Test</text:h>
      <text:list xml:id="list2350758298" text:style-name="Numbering_20_1">
        <text:list-item>
          <text:p text:style-name="Numbering_20_1">Per què no s'utilitza el model OSI?</text:p>
        </text:list-item>
      </text:list>
      <text:list xml:id="list494705672" text:style-name="Numbering_20_2">
        <text:list-item>
          <text:p text:style-name="Numbering_20_2">La complexitat del model, innecessària en molts casos.</text:p>
        </text:list-item>
        <text:list-item>
          <text:p text:style-name="Numbering_20_2">La complexitat de les normes desenvolupades a partir del model.</text:p>
        </text:list-item>
        <text:list-item>
          <text:p text:style-name="Numbering_20_2">L'impuls del model Internet i la simplicitat dels seus estàndards.</text:p>
        </text:list-item>
        <text:list-item>
          <text:p text:style-name="Numbering_20_2">Totes les respostes anteriors són correctes.</text:p>
        </text:list-item>
      </text:list>
      <text:list xml:id="list181354274591966" text:continue-list="list2350758298" text:style-name="Numbering_20_1">
        <text:list-item>
          <text:p text:style-name="Numbering_20_1">Quin es l'ordre correcte dels nivells del model OSI?</text:p>
        </text:list-item>
      </text:list>
      <text:list xml:id="list181353933976302" text:continue-list="list494705672" text:style-name="Numbering_20_2">
        <text:list-item text:start-value="1">
          <text:p text:style-name="Numbering_20_2">Físic, Enllaç, Xarxa, Transport, Sessió, Presentació i Aplicació.</text:p>
        </text:list-item>
        <text:list-item>
          <text:p text:style-name="Numbering_20_2">Enllaç, Transport, Xarxa, Físic, Sessió, Presentació i Aplicació.</text:p>
        </text:list-item>
        <text:list-item>
          <text:p text:style-name="Numbering_20_2">Físic, Xarxa, Enllaç, Sessió, Transport, Presentació i Aplicació.</text:p>
        </text:list-item>
        <text:list-item>
          <text:p text:style-name="Numbering_20_2">Físic, Xarxa, Transport, Enllaç, Sessió, Presentació i Aplicació.</text:p>
        </text:list-item>
      </text:list>
      <text:list xml:id="list181354674347215" text:continue-list="list181354274591966" text:style-name="Numbering_20_1">
        <text:list-item>
          <text:p text:style-name="Numbering_20_1">En quantes direccions es comuniquen els nivells?</text:p>
        </text:list-item>
      </text:list>
      <text:list xml:id="list181353507162108" text:continue-list="list181353933976302" text:style-name="Numbering_20_2">
        <text:list-item text:start-value="1">
          <text:p text:style-name="Numbering_20_2">3</text:p>
        </text:list-item>
        <text:list-item>
          <text:p text:style-name="Numbering_20_2">4</text:p>
        </text:list-item>
        <text:list-item>
          <text:p text:style-name="Numbering_20_2">2</text:p>
        </text:list-item>
        <text:list-item>
          <text:p text:style-name="Numbering_20_2">Cap.</text:p>
        </text:list-item>
      </text:list>
      <text:list xml:id="list181354200904583" text:continue-list="list181354674347215" text:style-name="Numbering_20_1">
        <text:list-item>
          <text:p text:style-name="Numbering_20_1">Quan es dóna la comunicació horitzontal?</text:p>
        </text:list-item>
      </text:list>
      <text:list xml:id="list181353983934197" text:continue-list="list181353507162108" text:style-name="Numbering_20_2">
        <text:list-item text:start-value="1">
          <text:p text:style-name="Numbering_20_2">Només es dóna entre nivells no adjacents.</text:p>
        </text:list-item>
        <text:list-item>
          <text:p text:style-name="Numbering_20_2">Només es dóna entre nivells adjacents d'un mateix sistema.</text:p>
        </text:list-item>
        <text:list-item>
          <text:p text:style-name="Numbering_20_2">No es dóna mai.</text:p>
        </text:list-item>
        <text:list-item>
          <text:p text:style-name="Numbering_20_2">Només es dóna entre nivells homònims.</text:p>
        </text:list-item>
      </text:list>
      <text:list xml:id="list181352959946612" text:continue-list="list181354200904583" text:style-name="Numbering_20_1">
        <text:list-item>
          <text:p text:style-name="Numbering_20_1">Quan parlem del servei de nivell 3 volem dir que:</text:p>
        </text:list-item>
      </text:list>
      <text:list xml:id="list181353338715566" text:continue-list="list181353983934197" text:style-name="Numbering_20_2">
        <text:list-item text:start-value="1">
          <text:p text:style-name="Numbering_20_2">L'entitat del nivell 2 proporciona el servei i l'entitat del nivell 3 l'utilitza.</text:p>
        </text:list-item>
        <text:list-item>
          <text:p text:style-name="Numbering_20_2">L'entitat del nivell 3 proporciona el servei i l'entitat del nivell 4 l'utilitza.</text:p>
        </text:list-item>
        <text:list-item>
          <text:p text:style-name="Numbering_20_2">L'entitat de nivell 4 proporciona el servei i l'entitat del nivell 3 l'utilitza.</text:p>
        </text:list-item>
        <text:list-item>
          <text:p text:style-name="Numbering_20_2">Cap de les respostes anteriors és correcta.</text:p>
        </text:list-item>
      </text:list>
      <text:list xml:id="list181354423502583" text:continue-list="list181352959946612" text:style-name="Numbering_20_1">
        <text:list-item>
          <text:p text:style-name="Numbering_20_1">Què entens per servei?</text:p>
        </text:list-item>
      </text:list>
      <text:list xml:id="list181353887629655" text:continue-list="list181353338715566" text:style-name="Numbering_20_2">
        <text:list-item text:start-value="1">
          <text:p text:style-name="Numbering_20_2">Per servei entenem la comunicació que es produeix dins d’una mateixa màquina i, per tant, dins d’un únic àmbit de responsabilitat.</text:p>
        </text:list-item>
        <text:list-item>
          <text:p text:style-name="Numbering_20_2">Per servei entenem <text:s/>un sistema electrònic i/o informàtic, ubicat dins d’un nivell del model OSI, que, en combinació amb les altres entitats del mateix nivell situades en altres sistemes, formen un tot.</text:p>
        </text:list-item>
        <text:list-item>
          <text:p text:style-name="Numbering_20_2">Per servei entenem la recepció d’una seqüència de bits en un moment inesperat o d’una longitud incorrecta, o en una disposició imprevista.</text:p>
        </text:list-item>
        <text:list-item>
          <text:p text:style-name="Numbering_20_2">Per servei entenem un sistema distribuït.</text:p>
        </text:list-item>
      </text:list>
      <text:list xml:id="list181354735921890" text:continue-list="list181354423502583" text:style-name="Numbering_20_1">
        <text:list-item>
          <text:p text:style-name="Numbering_20_1">Què pretenen els protocols?</text:p>
        </text:list-item>
      </text:list>
      <text:list xml:id="list181354369805889" text:continue-list="list181353887629655" text:style-name="Numbering_20_2">
        <text:list-item text:start-value="1">
          <text:p text:style-name="Numbering_20_2">Intercomunicació de servidors.</text:p>
        </text:list-item>
        <text:list-item>
          <text:p text:style-name="Numbering_20_2">Intercomunicació de serveis.</text:p>
        </text:list-item>
        <text:list-item>
          <text:p text:style-name="Numbering_20_2">Intercomunicació per P2P.</text:p>
        </text:list-item>
        <text:list-item>
          <text:p text:style-name="Numbering_20_2">Intercomunicació d'entitats situades en màquines diferents.</text:p>
        </text:list-item>
      </text:list>
      <text:list xml:id="list181354208769323" text:continue-list="list181354735921890" text:style-name="Numbering_20_1">
        <text:list-item>
          <text:p text:style-name="P3">En terminologia OSI es sol dir que:</text:p>
        </text:list-item>
      </text:list>
      <text:list xml:id="list181354185240649" text:continue-list="list181354369805889" text:style-name="Numbering_20_2">
        <text:list-item text:start-value="1">
          <text:p text:style-name="Numbering_20_2">Els serveis no es descriuen, sinó que s'especifiquen</text:p>
        </text:list-item>
        <text:list-item>
          <text:p text:style-name="Numbering_20_2">Els serveis ni es descriuen ni s' especifiquen</text:p>
        </text:list-item>
        <text:list-item>
          <text:p text:style-name="Numbering_20_2">Els serveis no s'especifiquen sinó que es descriuen</text:p>
        </text:list-item>
        <text:list-item>
          <text:p text:style-name="Numbering_20_2">Els serveis s'especifiquen i es descriuen</text:p>
        </text:list-item>
      </text:list>
      <text:list xml:id="list181355028419625" text:continue-list="list181354208769323" text:style-name="Numbering_20_1">
        <text:list-item>
          <text:p text:style-name="Numbering_20_1">Quina relació hi ha entre els protocols i els nivells?</text:p>
        </text:list-item>
      </text:list>
      <text:list xml:id="list181354437756556" text:continue-list="list181354185240649" text:style-name="Numbering_20_2">
        <text:list-item text:start-value="1">
          <text:p text:style-name="Numbering_20_2">Hi ha més nivells que protocols.</text:p>
        </text:list-item>
        <text:list-item>
          <text:p text:style-name="Numbering_20_2">Hi ha el mateix número de nivells que de protocols.</text:p>
        </text:list-item>
        <text:list-item>
          <text:p text:style-name="Numbering_20_2">Hi ha més protocols que nivells.</text:p>
        </text:list-item>
        <text:list-item>
          <text:p text:style-name="Numbering_20_2">No tenen cap relació.</text:p>
        </text:list-item>
      </text:list>
      <text:list xml:id="list181354100296216" text:continue-list="list181355028419625" text:style-name="Numbering_20_1">
        <text:list-item>
          <text:p text:style-name="Numbering_20_1">Quan es detecta un error al nivell físic que fa internament la capa?</text:p>
        </text:list-item>
      </text:list>
      <text:list xml:id="list181354510396337" text:continue-list="list181354437756556" text:style-name="Numbering_20_2">
        <text:list-item text:start-value="1">
          <text:p text:style-name="Numbering_20_2">Repara l'error i envia el paquet al següent nivell sense problemes.</text:p>
        </text:list-item>
        <text:list-item>
          <text:p text:style-name="Numbering_20_2">És incapaç de reconèixer l'error i es perd el paquet.</text:p>
        </text:list-item>
        <text:list-item>
          <text:p text:style-name="Numbering_20_2">Assumeix una probabilitat d'error i encarrega al nivell superior la correcció.</text:p>
        </text:list-item>
        <text:list-item>
          <text:p text:style-name="Numbering_20_2">Reconeix l'error, destrueix el paquet i avisa l'usuari que revisi el paquet i el torni a enviar.</text:p>
        </text:list-item>
      </text:list>
      <text:list xml:id="list181353873151496" text:continue-list="list181354100296216" text:style-name="Numbering_20_1">
        <text:list-item>
          <text:p text:style-name="Numbering_20_1">Els medis de transmissió tenen una capacitat de transmissió delimitada i l'electrònica que utilitzem per dur a terme les transmissions pot millorar la velocitat de transmissió, però no superar aquest límit. Com ve determinada aquesta limitació?</text:p>
        </text:list-item>
      </text:list>
      <text:list xml:id="list181354814945556" text:continue-list="list181354510396337" text:style-name="Numbering_20_2">
        <text:list-item text:start-value="1">
          <text:p text:style-name="Numbering_20_2">Per l'ample de banda.</text:p>
        </text:list-item>
        <text:list-item>
          <text:p text:style-name="Numbering_20_2">Per l'amplada de l'espectre elèctric.</text:p>
        </text:list-item>
        <text:list-item>
          <text:p text:style-name="Numbering_20_2">Per la impossibilitat pràctica de rebre el senyal lliure de qualsevol interferència.</text:p>
        </text:list-item>
        <text:list-item>
          <text:p text:style-name="Numbering_20_2">Totes les respostes anteriors són correctes.</text:p>
        </text:list-item>
      </text:list>
      <text:list xml:id="list181354087372989" text:continue-list="list181353873151496" text:style-name="Numbering_20_1">
        <text:list-item>
          <text:p text:style-name="Numbering_20_1">El nivell físic s'encarrega de...</text:p>
        </text:list-item>
      </text:list>
      <text:list xml:id="list181353514319520" text:continue-list="list181354814945556" text:style-name="Numbering_20_2">
        <text:list-item text:start-value="1">
          <text:p text:style-name="Numbering_20_2">Les tasques de transmissió física dels senyals elèctrics (o electromagnètics) entre els diferents sistemes. </text:p>
        </text:list-item>
        <text:list-item>
          <text:p text:style-name="Numbering_20_2">El programari, algorismes i protocols. </text:p>
        </text:list-item>
        <text:list-item>
          <text:p text:style-name="Numbering_20_2">Les tasques de transmissió física dels senyals de transmissió i recepció.</text:p>
        </text:list-item>
        <text:list-item>
          <text:p text:style-name="Numbering_20_2">Les tasques de transmissió física dels senyals elèctrics (o electromagnètics) en un mateix sistema. </text:p>
        </text:list-item>
      </text:list>
      <text:list xml:id="list181353297803762" text:continue-list="list181354087372989" text:style-name="Numbering_20_1">
        <text:list-item>
          <text:p text:style-name="Numbering_20_1">Les limitacions del nivell físic n’imposen d’altres a la resta del sistema:</text:p>
        </text:list-item>
      </text:list>
      <text:list xml:id="list181353030264381" text:continue-list="list181353514319520" text:style-name="Numbering_20_2">
        <text:list-item text:start-value="1">
          <text:p text:style-name="Numbering_20_2">D’una banda, limiten la velocitat de transmissió <text:s/>i, de l’altra, fan aparèixer una probabilitat d’error.</text:p>
        </text:list-item>
        <text:list-item>
          <text:p text:style-name="Numbering_20_2">D’una banda, limiten la velocitat de transmissió <text:s/>i, de l’altra, imposen un límit superior.</text:p>
        </text:list-item>
        <text:list-item>
          <text:p text:style-name="Numbering_20_2">D’una banda, fan aparèixer una probabilitat d’error i, de l’altra, limiten la possibilitat pràctica de rebre el senyal amb interferències.</text:p>
        </text:list-item>
        <text:list-item>
          <text:p text:style-name="Numbering_20_2">Limiten al 30% les funcions del nivell d'enllaç.</text:p>
        </text:list-item>
      </text:list>
      <text:list xml:id="list181354884098679" text:continue-list="list181353297803762" text:style-name="Numbering_20_1">
        <text:list-item>
          <text:p text:style-name="Numbering_20_1">En quin tipus d'estructura s'agrupen els bits a la capa d'enllaç?</text:p>
        </text:list-item>
      </text:list>
      <text:list xml:id="list181353473583930" text:continue-list="list181353030264381" text:style-name="Numbering_20_2">
        <text:list-item text:start-value="1">
          <text:p text:style-name="Numbering_20_2">En bytes.</text:p>
        </text:list-item>
        <text:list-item>
          <text:p text:style-name="Numbering_20_2">En datagrames.</text:p>
        </text:list-item>
        <text:list-item>
          <text:p text:style-name="Numbering_20_2">En trames.</text:p>
        </text:list-item>
        <text:list-item>
          <text:p text:style-name="Numbering_20_2">En paquets de 32 bits.</text:p>
        </text:list-item>
      </text:list>
      <text:p text:style-name="P2"/>
      <text:list xml:id="list181354806217919" text:continue-list="list181354884098679" text:style-name="Numbering_20_1">
        <text:list-item>
          <text:p text:style-name="P3">Quines tasques duu a terme el nivell d'enllaç?</text:p>
        </text:list-item>
      </text:list>
      <text:list xml:id="list181353823960517" text:continue-list="list181353473583930" text:style-name="Numbering_20_2">
        <text:list-item text:start-value="1">
          <text:p text:style-name="Numbering_20_2">Permet una connexió fiable sobre qualsevol tipus de xarxa.</text:p>
        </text:list-item>
        <text:list-item>
          <text:p text:style-name="Numbering_20_2">Control d'errors i de flux.</text:p>
        </text:list-item>
        <text:list-item>
          <text:p text:style-name="Numbering_20_2">Filtrar i organitzar els bits.</text:p>
        </text:list-item>
        <text:list-item>
          <text:p text:style-name="Numbering_20_2">Organitzar les trames.</text:p>
        </text:list-item>
      </text:list>
      <text:list xml:id="list181354079811433" text:continue-list="list181354806217919" text:style-name="Numbering_20_1">
        <text:list-item>
          <text:p text:style-name="Numbering_20_1">Què és la detecció d'errors?</text:p>
        </text:list-item>
      </text:list>
      <text:list xml:id="list181354111432571" text:continue-list="list181353823960517" text:style-name="Numbering_20_2">
        <text:list-item text:start-value="1">
          <text:p text:style-name="Numbering_20_2">Control dels paquets de 32 bits de l'estructura de la capa.</text:p>
        </text:list-item>
        <text:list-item>
          <text:p text:style-name="Numbering_20_2">Delimitació i estructuració dels paquets.</text:p>
        </text:list-item>
        <text:list-item>
          <text:p text:style-name="Numbering_20_2">Els caràcters a comprovar s'agrupen en files i columnes en aquest procés.</text:p>
        </text:list-item>
        <text:list-item>
          <text:p text:style-name="Numbering_20_2">Addició de bits redundants i la seva comparació en la recepció.</text:p>
        </text:list-item>
      </text:list>
      <text:list xml:id="list181353961748882" text:continue-list="list181354079811433" text:style-name="Numbering_20_1">
        <text:list-item>
          <text:p text:style-name="Numbering_20_1">El control de flux fa que:</text:p>
        </text:list-item>
      </text:list>
      <text:list xml:id="list181354272604585" text:continue-list="list181354111432571" text:style-name="Numbering_20_2">
        <text:list-item text:start-value="1">
          <text:p text:style-name="Numbering_20_2">El transmissor envii trames molt curtes per tal de detectar millor els errors.</text:p>
        </text:list-item>
        <text:list-item>
          <text:p text:style-name="Numbering_20_2">El receptor envii al transmissor un senyal que indica que ha rebut les trames correctament</text:p>
        </text:list-item>
        <text:list-item>
          <text:p text:style-name="Numbering_20_2">El receptor notifiqui al transmissor que pari la transmissió momentàniament.</text:p>
        </text:list-item>
        <text:list-item>
          <text:p text:style-name="Numbering_20_2">La transmissió es produeixi en un temps determinat.</text:p>
        </text:list-item>
      </text:list>
      <text:list xml:id="list181353826458256" text:continue-list="list181353961748882" text:style-name="Numbering_20_1">
        <text:list-item>
          <text:p text:style-name="Numbering_20_1">Si només tenim el nivell d'enllaç, podem connectar dues màquines que estan en diferents xarxes?</text:p>
        </text:list-item>
      </text:list>
      <text:list xml:id="list181354103764318" text:continue-list="list181354272604585" text:style-name="Numbering_20_2">
        <text:list-item text:start-value="1">
          <text:p text:style-name="Numbering_20_2">Sí, si es connecten amb cable creuat.</text:p>
        </text:list-item>
        <text:list-item>
          <text:p text:style-name="Numbering_20_2">Sí, perquè només estem connectant dues màquines. </text:p>
        </text:list-item>
        <text:list-item>
          <text:p text:style-name="Numbering_20_2">Es poden connectar totes les màquines que es desitgi sempre i quan no s'esgotin les IP's.</text:p>
        </text:list-item>
        <text:list-item>
          <text:p text:style-name="Numbering_20_2">No, només es poden connectar les màquines que estan a la mateixa xarxa.</text:p>
        </text:list-item>
      </text:list>
      <text:list xml:id="list181354697379415" text:continue-list="list181353826458256" text:style-name="Numbering_20_1">
        <text:list-item>
          <text:p text:style-name="Numbering_20_1">Una xarxa que funcioni en mode circuit virtual permet:</text:p>
        </text:list-item>
      </text:list>
      <text:list xml:id="list181354192856641" text:continue-list="list181354103764318" text:style-name="Numbering_20_2">
        <text:list-item text:start-value="1">
          <text:p text:style-name="Numbering_20_2">Garantir el lliurament de paquets al destinatari.</text:p>
        </text:list-item>
        <text:list-item>
          <text:p text:style-name="Numbering_20_2">Agrupar els paquets relacionats.</text:p>
        </text:list-item>
        <text:list-item>
          <text:p text:style-name="Numbering_20_2">Evitar problemes d'ordre, duplicació, o pèrdua.</text:p>
        </text:list-item>
        <text:list-item>
          <text:p text:style-name="Numbering_20_2">Totes les anteriors son correctes.</text:p>
        </text:list-item>
      </text:list>
      <text:list xml:id="list181354253955874" text:continue-list="list181354697379415" text:style-name="Numbering_20_1">
        <text:list-item>
          <text:p text:style-name="Numbering_20_1">Quin o quins son els tipus de xarxes de commutació de paquets?</text:p>
        </text:list-item>
      </text:list>
      <text:list xml:id="list181354941024434" text:continue-list="list181354192856641" text:style-name="Numbering_20_2">
        <text:list-item text:start-value="1">
          <text:p text:style-name="Numbering_20_2">Xarxes que funcionen en mode datagrama i Xarxes que funcionen en mode circuit virtual.</text:p>
        </text:list-item>
        <text:list-item>
          <text:p text:style-name="Numbering_20_2">Xarxes que funcionen en mode datagrama. </text:p>
        </text:list-item>
        <text:list-item>
          <text:p text:style-name="Numbering_20_2">Xarxes que funcionen en mode circuit virtual.</text:p>
        </text:list-item>
        <text:list-item>
          <text:p text:style-name="Numbering_20_2">Cap de les anteriors es correcta.</text:p>
        </text:list-item>
      </text:list>
      <text:list xml:id="list181354231765606" text:continue-list="list181354253955874" text:style-name="Numbering_20_1">
        <text:list-item>
          <text:p text:style-name="Numbering_20_1">De què s'encarrega el nivell de xarxa?</text:p>
        </text:list-item>
      </text:list>
      <text:list xml:id="list181354267566345" text:continue-list="list181354941024434" text:style-name="Numbering_20_2">
        <text:list-item text:start-value="1">
          <text:p text:style-name="Numbering_20_2">Transportar paquets des de l'origen fins al destí. </text:p>
        </text:list-item>
        <text:list-item>
          <text:p text:style-name="Numbering_20_2">Només connecta màquines situades a la mateixa xarxa.</text:p>
        </text:list-item>
        <text:list-item>
          <text:p text:style-name="Numbering_20_2">Garanteix que els bits enviats són rebuts pel destinatari.</text:p>
        </text:list-item>
        <text:list-item>
          <text:p text:style-name="Numbering_20_2">S’encarrega de les tasques de transmissió física dels senyals elèctrics.</text:p>
        </text:list-item>
      </text:list>
      <text:list xml:id="list181353350131309" text:continue-list="list181354231765606" text:style-name="Numbering_20_1">
        <text:list-item>
          <text:p text:style-name="Numbering_20_1">L'assignació de direccions i direccionament són tasques de la capa:</text:p>
        </text:list-item>
      </text:list>
      <text:list xml:id="list181354989552160" text:continue-list="list181354267566345" text:style-name="Numbering_20_2">
        <text:list-item text:start-value="1">
          <text:p text:style-name="Numbering_20_2">1</text:p>
        </text:list-item>
        <text:list-item>
          <text:p text:style-name="Numbering_20_2">2</text:p>
        </text:list-item>
        <text:list-item>
          <text:p text:style-name="Numbering_20_2">3</text:p>
        </text:list-item>
        <text:list-item>
          <text:p text:style-name="Numbering_20_2">4</text:p>
        </text:list-item>
      </text:list>
      <text:list xml:id="list181353320800899" text:continue-list="list181353350131309" text:style-name="Numbering_20_1">
        <text:list-item>
          <text:p text:style-name="Numbering_20_1"><text:soft-page-break/>Quin tipus de xarxa de commutació és més fiable?</text:p>
        </text:list-item>
      </text:list>
      <text:list xml:id="list181353764210476" text:continue-list="list181354989552160" text:style-name="Numbering_20_2">
        <text:list-item text:start-value="1">
          <text:p text:style-name="Numbering_20_2">Les xarxes que funcionen en mode datagrama.</text:p>
        </text:list-item>
        <text:list-item>
          <text:p text:style-name="Numbering_20_2">Les xarxes que funcionen en mode circuït virtual.</text:p>
        </text:list-item>
        <text:list-item>
          <text:p text:style-name="Numbering_20_2">Les dues són igual de fiables.</text:p>
        </text:list-item>
        <text:list-item>
          <text:p text:style-name="Numbering_20_2">Cap de les dues és fiable.</text:p>
        </text:list-item>
      </text:list>
      <text:list xml:id="list181353905905064" text:continue-list="list181353320800899" text:style-name="Numbering_20_1">
        <text:list-item>
          <text:p text:style-name="Numbering_20_1">El direccionament ens permet:</text:p>
        </text:list-item>
      </text:list>
      <text:list xml:id="list181354378618330" text:continue-list="list181353764210476" text:style-name="Numbering_20_2">
        <text:list-item text:start-value="1">
          <text:p text:style-name="Numbering_20_2">Conduir la informació des de l'origen fins al destí, encriptant les dades.</text:p>
        </text:list-item>
        <text:list-item>
          <text:p text:style-name="Numbering_20_2">Conduir la informació des de l'origen fins al destí, minimitzant el trajecte.</text:p>
        </text:list-item>
        <text:list-item>
          <text:p text:style-name="Numbering_20_2">Conduir la informació des de l'origen fins al destí, controlant l'itinerari recorregut.</text:p>
        </text:list-item>
        <text:list-item>
          <text:p text:style-name="Numbering_20_2">Conduir la informació des de l'origen fins al <text:span text:style-name="T1">router</text:span> més proper al destí.</text:p>
        </text:list-item>
      </text:list>
      <text:list xml:id="list181353270055019" text:continue-list="list181353905905064" text:style-name="Numbering_20_1">
        <text:list-item>
          <text:p text:style-name="Numbering_20_1">En una xarxa que funcioni en forma datagrama, qui garanteix l'entrega correcta i completa de la informació?</text:p>
        </text:list-item>
      </text:list>
      <text:list xml:id="list181353757101776" text:continue-list="list181354378618330" text:style-name="Numbering_20_2">
        <text:list-item text:start-value="1">
          <text:p text:style-name="Numbering_20_2">La mateixa xarxa.</text:p>
        </text:list-item>
        <text:list-item>
          <text:p text:style-name="Numbering_20_2">El nivell de xarxa.</text:p>
        </text:list-item>
        <text:list-item>
          <text:p text:style-name="Numbering_20_2">El nivell d'enllaç.</text:p>
        </text:list-item>
        <text:list-item>
          <text:p text:style-name="Numbering_20_2">Els nivells superiors.</text:p>
        </text:list-item>
      </text:list>
      <text:list xml:id="list181355033328475" text:continue-list="list181353270055019" text:style-name="Numbering_20_1">
        <text:list-item>
          <text:p text:style-name="Numbering_20_1">Què permet el nivell de transport?</text:p>
        </text:list-item>
      </text:list>
      <text:list xml:id="list181353775425242" text:continue-list="list181353757101776" text:style-name="Numbering_20_2">
        <text:list-item text:start-value="1">
          <text:p text:style-name="Numbering_20_2">Que hi pugui haver més de dues màquines involucrades en les interconnexions.</text:p>
        </text:list-item>
        <text:list-item>
          <text:p text:style-name="Numbering_20_2">Una connexió fiable sobre qualsevol tipus de xarxa.</text:p>
        </text:list-item>
        <text:list-item>
          <text:p text:style-name="Numbering_20_2">Gestionar l'encriptació dels paquets transportats per la xarxa.</text:p>
        </text:list-item>
        <text:list-item>
          <text:p text:style-name="Numbering_20_2">Controlar la seguretat en la recepció de dades. </text:p>
        </text:list-item>
      </text:list>
      <text:list xml:id="list181353480421756" text:continue-list="list181355033328475" text:style-name="Numbering_20_1">
        <text:list-item>
          <text:p text:style-name="Numbering_20_1">Quina es la funció principal del nivell de transport?</text:p>
        </text:list-item>
      </text:list>
      <text:list xml:id="list181353119826524" text:continue-list="list181353775425242" text:style-name="Numbering_20_2">
        <text:list-item text:start-value="1">
          <text:p text:style-name="Numbering_20_2">Mostrar la qualitat de transmissió entre els terminals que utilitzen la xarxa.</text:p>
        </text:list-item>
        <text:list-item>
          <text:p text:style-name="Numbering_20_2">Aconseguir que les diferents plataformes es puguin entendre en connectar-se per mitjà d’una mateixa xarxa.</text:p>
        </text:list-item>
        <text:list-item>
          <text:p text:style-name="Numbering_20_2">Assegurar la qualitat de transmissió entre els terminals que utilitzen la xarxa.</text:p>
        </text:list-item>
        <text:list-item>
          <text:p text:style-name="Numbering_20_2">Permetre que els paquets viatgin per la xarxa des d’una estació terminal a una altra.</text:p>
        </text:list-item>
      </text:list>
      <text:list xml:id="list181353255886768" text:continue-list="list181353480421756" text:style-name="Numbering_20_1">
        <text:list-item>
          <text:p text:style-name="Numbering_20_1">Quina funció no realitza el nivell de sessió?</text:p>
        </text:list-item>
      </text:list>
      <text:list xml:id="list181354826812234" text:continue-list="list181353119826524" text:style-name="Numbering_20_2">
        <text:list-item text:start-value="1">
          <text:p text:style-name="Numbering_20_2">Gestionar les connexions de llarga durada.</text:p>
        </text:list-item>
        <text:list-item>
          <text:p text:style-name="Numbering_20_2">Recuperar-se de caigudes de xarxa de manera transparent.</text:p>
        </text:list-item>
        <text:list-item>
          <text:p text:style-name="Numbering_20_2">Recuperació de la IP donada pel servei DHCP.</text:p>
        </text:list-item>
        <text:list-item>
          <text:p text:style-name="Numbering_20_2">Gestionar els protocols de sincronia entre aplicacions.</text:p>
        </text:list-item>
      </text:list>
      <text:list xml:id="list181353773031555" text:continue-list="list181353255886768" text:style-name="Numbering_20_1">
        <text:list-item>
          <text:p text:style-name="Numbering_20_1">De què s'encarrega el nivell de presentació?</text:p>
        </text:list-item>
      </text:list>
      <text:list xml:id="list181354471239769" text:continue-list="list181354826812234" text:style-name="Numbering_20_2">
        <text:list-item text:start-value="1">
          <text:p text:style-name="Numbering_20_2">De que les plataformes s'entenguin per mitjà d'una xarxa diferent.</text:p>
        </text:list-item>
        <text:list-item>
          <text:p text:style-name="Numbering_20_2">De que les diferents plataformes s'entenguin mitjançant una mateixa xarxa.</text:p>
        </text:list-item>
        <text:list-item>
          <text:p text:style-name="Numbering_20_2">De comprimir les diferents informacions i descodificar-les.</text:p>
        </text:list-item>
        <text:list-item>
          <text:p text:style-name="Numbering_20_2">Per trobar servidors a una xarxa diferent.</text:p>
        </text:list-item>
      </text:list>
      <text:list xml:id="list181353148049121" text:continue-list="list181353773031555" text:style-name="Numbering_20_1">
        <text:list-item>
          <text:p text:style-name="Numbering_20_1">Quina capa precedeix les altres?</text:p>
        </text:list-item>
      </text:list>
      <text:list xml:id="list181354466959222" text:continue-list="list181354471239769" text:style-name="Numbering_20_2">
        <text:list-item text:start-value="1">
          <text:p text:style-name="Numbering_20_2">Aplicació</text:p>
        </text:list-item>
        <text:list-item>
          <text:p text:style-name="Numbering_20_2">Sessió</text:p>
        </text:list-item>
        <text:list-item>
          <text:p text:style-name="Numbering_20_2">Presentació</text:p>
        </text:list-item>
        <text:list-item>
          <text:p text:style-name="Numbering_20_2">Cap de les tres són capes</text:p>
        </text:list-item>
      </text:list>
      <text:p text:style-name="P2"/>
      <text:list xml:id="list181353119439264" text:continue-list="list181353148049121" text:style-name="Numbering_20_1">
        <text:list-item>
          <text:p text:style-name="P3">El nivell d'aplicació:</text:p>
        </text:list-item>
      </text:list>
      <text:list xml:id="list181353469564785" text:continue-list="list181354466959222" text:style-name="Numbering_20_2">
        <text:list-item text:start-value="1">
          <text:p text:style-name="Numbering_20_2">Assegura la qualitat de transmissió entre els terminals que utilitzen la xarxa.</text:p>
        </text:list-item>
        <text:list-item>
          <text:p text:style-name="Numbering_20_2">Assigna adreces, decideix quin dels múltiples terminals és el destinatari final de cada paquet.</text:p>
        </text:list-item>
        <text:list-item>
          <text:p text:style-name="Numbering_20_2">Hi resideixen els programes. Trobem servidors, clients que hi accedeixen, aplicacions que treballen segons un model simètric,...</text:p>
        </text:list-item>
        <text:list-item>
          <text:p text:style-name="Numbering_20_2">Permet que hi pugui haver més de dues màquines involucrades en les interconnexions.</text:p>
        </text:list-item>
      </text:list>
      <text:list xml:id="list181353478853057" text:continue-list="list181353119439264" text:style-name="Numbering_20_1">
        <text:list-item>
          <text:p text:style-name="Numbering_20_1">A quin nivell es troben els servidors?</text:p>
        </text:list-item>
      </text:list>
      <text:list xml:id="list181353684540848" text:continue-list="list181353469564785" text:style-name="Numbering_20_2">
        <text:list-item text:start-value="1">
          <text:p text:style-name="Numbering_20_2">Per sota el nivell de transport</text:p>
        </text:list-item>
        <text:list-item>
          <text:p text:style-name="Numbering_20_2">Nivell de presentació</text:p>
        </text:list-item>
        <text:list-item>
          <text:p text:style-name="Numbering_20_2">Nivell d'aplicació</text:p>
        </text:list-item>
        <text:list-item>
          <text:p text:style-name="Numbering_20_2">Entre els nivells de presentació i aplicació</text:p>
        </text:list-item>
      </text:list>
      <text:list xml:id="list181353050178248" text:continue-list="list181353478853057" text:style-name="Numbering_20_1">
        <text:list-item>
          <text:p text:style-name="Numbering_20_1">Quantes capes té el model TCP/IP?</text:p>
        </text:list-item>
      </text:list>
      <text:list xml:id="list181354158882011" text:continue-list="list181353684540848" text:style-name="Numbering_20_2">
        <text:list-item text:start-value="1">
          <text:p text:style-name="Numbering_20_2">3</text:p>
        </text:list-item>
        <text:list-item>
          <text:p text:style-name="Numbering_20_2">4</text:p>
        </text:list-item>
        <text:list-item>
          <text:p text:style-name="Numbering_20_2">5</text:p>
        </text:list-item>
        <text:list-item>
          <text:p text:style-name="Numbering_20_2">El model TCP/IP no està estructurat amb capes</text:p>
        </text:list-item>
      </text:list>
      <text:list xml:id="list181354340704902" text:continue-list="list181353050178248" text:style-name="Numbering_20_1">
        <text:list-item>
          <text:p text:style-name="Numbering_20_1">Quina relació hi ha entre la capa d'aplicació del model OSI i la capa d'aplicació del model TCP/IP?</text:p>
        </text:list-item>
      </text:list>
      <text:list xml:id="list181353406437738" text:continue-list="list181354158882011" text:style-name="Numbering_20_2">
        <text:list-item text:start-value="1">
          <text:p text:style-name="Numbering_20_2">És la mateixa capa.</text:p>
        </text:list-item>
        <text:list-item>
          <text:p text:style-name="Numbering_20_2">La capa d'aplicació del model OSI engloba les capes de sessió, presentació i aplicació del model TCP/IP.</text:p>
        </text:list-item>
        <text:list-item>
          <text:p text:style-name="Numbering_20_2">La capa d'aplicació del model TCP/IP engloba les capes de sessió, presentació i aplicació del model OSI.</text:p>
        </text:list-item>
        <text:list-item>
          <text:p text:style-name="Numbering_20_2">No tenen cap relació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Verdana" svg:font-family="Verdana" style:font-adornments="Normal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fo:font-size="10.5pt" style:font-size-asian="10.5pt"/>
    </style:style>
    <style:style style:name="Marginalia" style:family="paragraph" style:parent-style-name="Text_20_body" style:class="text">
      <style:paragraph-properties fo:margin-left="1.5752in" fo:margin-right="0in" fo:margin-top="0in" fo:margin-bottom="0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.1965in" fo:margin-right="0in" fo:margin-top="0.1575in" fo:margin-bottom="0.0827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2in" fo:margin-right="0in" fo:margin-top="0in" fo:margin-bottom="0in" loext:contextual-spacing="false" fo:text-indent="0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3937in" fo:margin-right="0in" fo:margin-top="0in" fo:margin-bottom="0in" loext:contextual-spacing="false" fo:text-indent="0in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list-style-name="Numbering_20_4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list-style-name="Numbering_20_5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3937in" fo:margin-right="0in" fo:margin-top="0in" fo:margin-bottom="0.0835in" loext:contextual-spacing="false" fo:text-indent="0in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margin-top="0in" fo:margin-bottom="0in" loext:contextual-spacing="false" fo:background-color="transparent" fo:padding="0.0783in" fo:border-left="none" fo:border-right="none" fo:border-top="none" fo:border-bottom="0.06pt solid #000000" style:shadow="non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style:font-size-asian="10.5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paragraph-properties fo:margin-left="0.3937in" fo:margin-right="0.3937in" fo:margin-top="0in" fo:margin-bottom="0in" loext:contextual-spacing="false" fo:text-align="justify" style:justify-single-word="false" fo:text-indent="0in" style:auto-text-indent="false"/>
      <style:text-properties style:font-name="Bitstream Vera Serif" fo:font-family="'Bitstream Vera Serif'" style:font-style-name="Negreta" style:font-family-generic="roman" style:font-pitch="variable" fo:font-size="9pt" fo:font-style="normal" fo:font-weight="normal" style:font-weight-asian="normal" style:font-weight-complex="normal"/>
    </style:style>
    <style:style style:name="End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5b_exercicis_5d__20_text" style:display-name="[exercicis] text" style:family="paragraph" style:class="text">
      <style:text-properties style:font-name="Arial1" fo:font-family="Arial" style:font-style-name="Normal" style:font-family-generic="swiss" style:font-pitch="variable" fo:font-size="10.5pt"/>
    </style:style>
    <style:style style:name="_5b_exercicis_5d__20_Item" style:display-name="[exercicis] Item" style:family="paragraph" style:parent-style-name="_5b_exercicis_5d__20_text" style:list-style-name="_5b_exercicis_5d__20_Numeració" style:class="text">
      <style:paragraph-properties fo:margin-top="0.2in" fo:margin-bottom="0.0598in" loext:contextual-spacing="false"/>
      <style:text-properties style:font-name="Verdana" fo:font-family="Verdana" style:font-style-name="Normal" style:font-family-generic="swiss" style:font-pitch="variable" fo:font-size="10.5pt"/>
    </style:style>
    <style:style style:name="_5b_exercicis_5d__20_llista" style:display-name="[exercicis] llista" style:family="paragraph" style:parent-style-name="_5b_exercicis_5d__20_text" style:list-style-name="List_20_1">
      <style:paragraph-properties fo:margin-left="0.3937in" fo:margin-right="0in" fo:margin-top="0in" fo:margin-bottom="0in" loext:contextual-spacing="false" fo:text-indent="0in" style:auto-text-indent="false"/>
      <style:text-properties style:font-name="Verdana" fo:font-family="Verdana" style:font-style-name="Normal" style:font-family-generic="swiss" style:font-pitch="variable" fo:font-size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0398in"/>
      </text:list-level-style-number>
      <text:list-level-style-number text:level="2" text:style-name="Numbering_20_Symbols" style:num-suffix="." style:num-format="a">
        <style:list-level-properties text:space-before="0.1972in" text:min-label-distance="0.0398in"/>
      </text:list-level-style-number>
      <text:list-level-style-number text:level="3" text:style-name="Numbering_20_Symbols" style:num-suffix="." style:num-format="1">
        <style:list-level-properties text:space-before="0.3937in" text:min-label-width="0.1965in" text:min-label-distance="0.0398in"/>
      </text:list-level-style-number>
      <text:list-level-style-number text:level="4" text:style-name="Numbering_20_Symbols" style:num-suffix="." style:num-format="1">
        <style:list-level-properties text:space-before="0.5909in" text:min-label-width="0.1965in" text:min-label-distance="0.0398in"/>
      </text:list-level-style-number>
      <text:list-level-style-number text:level="5" text:style-name="Numbering_20_Symbols" style:num-suffix="." style:num-format="1">
        <style:list-level-properties text:space-before="0.7874in" text:min-label-width="0.1965in" text:min-label-distance="0.0398in"/>
      </text:list-level-style-number>
      <text:list-level-style-number text:level="6" text:style-name="Numbering_20_Symbols" style:num-suffix="." style:num-format="1">
        <style:list-level-properties text:space-before="0.9846in" text:min-label-width="0.1965in" text:min-label-distance="0.0398in"/>
      </text:list-level-style-number>
      <text:list-level-style-number text:level="7" text:style-name="Numbering_20_Symbols" style:num-suffix="." style:num-format="1">
        <style:list-level-properties text:space-before="1.1815in" text:min-label-width="0.1965in" text:min-label-distance="0.0398in"/>
      </text:list-level-style-number>
      <text:list-level-style-number text:level="8" text:style-name="Numbering_20_Symbols" style:num-suffix="." style:num-format="1">
        <style:list-level-properties text:space-before="1.3787in" text:min-label-width="0.1965in" text:min-label-distance="0.0398in"/>
      </text:list-level-style-number>
      <text:list-level-style-number text:level="9" text:style-name="Numbering_20_Symbols" style:num-suffix="." style:num-format="1">
        <style:list-level-properties text:space-before="1.5752in" text:min-label-width="0.1965in" text:min-label-distance="0.0398in"/>
      </text:list-level-style-number>
      <text:list-level-style-number text:level="10" text:style-name="Numbering_20_Symbols" style:num-suffix="." style:num-format="1">
        <style:list-level-properties text:space-before="1.7724in" text:min-label-width="0.1965in" text:min-label-distance="0.0398in"/>
      </text:list-level-style-number>
    </text:list-style>
    <text:list-style style:name="Numbering_20_2" style:display-name="Numbering 2">
      <text:list-level-style-number text:level="1" text:style-name="Numbering_20_Symbols" style:num-suffix="." style:num-format="a">
        <style:list-level-properties text:min-label-distance="0.0783in"/>
      </text:list-level-style-number>
      <text:list-level-style-number text:level="2" text:style-name="Numbering_20_Symbols" style:num-suffix="." style:num-format="a" text:start-value="2">
        <style:list-level-properties text:space-before="0.1965in" text:min-label-distance="0.0783in"/>
      </text:list-level-style-number>
      <text:list-level-style-number text:level="3" text:style-name="Numbering_20_Symbols" style:num-suffix="." style:num-format="a" text:start-value="3">
        <style:list-level-properties text:space-before="0.3929in"/>
      </text:list-level-style-number>
      <text:list-level-style-number text:level="4" text:style-name="Numbering_20_Symbols" style:num-suffix="." style:num-format="a" text:start-value="4">
        <style:list-level-properties text:space-before="0.7866in"/>
      </text:list-level-style-number>
      <text:list-level-style-number text:level="5" text:style-name="Numbering_20_Symbols" style:num-suffix="." style:num-format="a" text:start-value="5">
        <style:list-level-properties text:space-before="1.2791in"/>
      </text:list-level-style-number>
      <text:list-level-style-number text:level="6" text:style-name="Numbering_20_Symbols" style:num-suffix="." style:num-format="a" text:start-value="6">
        <style:list-level-properties text:space-before="1.8693in"/>
      </text:list-level-style-number>
      <text:list-level-style-number text:level="7" text:style-name="Numbering_20_Symbols" style:num-suffix="." style:num-format="a" text:start-value="7">
        <style:list-level-properties text:space-before="2.5783in"/>
      </text:list-level-style-number>
      <text:list-level-style-number text:level="8" text:style-name="Numbering_20_Symbols" style:num-suffix="." style:num-format="a" text:start-value="8">
        <style:list-level-properties text:space-before="3.4839in"/>
      </text:list-level-style-number>
      <text:list-level-style-number text:level="9" text:style-name="Numbering_20_Symbols" style:num-suffix="." style:num-format="a" text:start-value="9">
        <style:list-level-properties text:space-before="4.5075in"/>
      </text:list-level-style-number>
      <text:list-level-style-number text:level="10" text:style-name="Numbering_20_Symbols" style:num-suffix="." style:num-format="a" text:start-value="10">
        <style:list-level-properties text:space-before="5.6102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1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1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1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1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1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1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1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width="0.1575in"/>
        <style:text-properties style:font-name="StarSymbol"/>
      </text:list-level-style-bullet>
      <text:list-level-style-bullet text:level="2" text:style-name="Bullet_20_Symbols" text:bullet-char="⁰">
        <style:list-level-properties text:space-before="0.1579in" text:min-label-width="0.1575in"/>
        <style:text-properties style:font-name="DejaVu Sans2"/>
      </text:list-level-style-bullet>
      <text:list-level-style-bullet text:level="3" text:style-name="Bullet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Bullet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Bullet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Bullet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Bullet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Bullet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Bullet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Bullet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style:font-name="StarSymbol"/>
      </text:list-level-style-bullet>
      <text:list-level-style-bullet text:level="2" text:style-name="Bullet_20_Symbols" text:bullet-char="">
        <style:list-level-properties/>
        <style:text-properties style:font-name="Star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style:font-name="Star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style:font-name="Star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style:font-name="Star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style:font-name="Star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style:font-name="Star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style:font-name="Star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style:font-name="Star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style:font-name="StarSymbol"/>
      </text:list-level-style-bullet>
      <text:list-level-style-bullet text:level="3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style:font-name="StarSymbol"/>
      </text:list-level-style-bullet>
      <text:list-level-style-bullet text:level="5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style:font-name="StarSymbol"/>
      </text:list-level-style-bullet>
      <text:list-level-style-bullet text:level="7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style:font-name="StarSymbol"/>
      </text:list-level-style-bullet>
      <text:list-level-style-bullet text:level="9" text:style-name="Bullet_20_Symbols" text:bullet-char="">
        <style:list-level-properties text:min-label-width="0.1555in"/>
        <style:text-properties style:font-name="Star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1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1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1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1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1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1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1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1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1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1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1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1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1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1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1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1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1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1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1"/>
      </text:list-level-style-bullet>
    </text:list-style>
    <text:list-style style:name="_5b_exercicis_5d__20_Numeració" style:display-name="[exercicis] Numeració">
      <text:list-level-style-number text:level="1" style:num-suffix="." style:num-format="1">
        <style:list-level-properties text:min-label-width="0.252in"/>
      </text:list-level-style-number>
      <text:list-level-style-number text:level="2" text:style-name="Numbering_20_Symbols" style:num-suffix="." style:num-format="a">
        <style:list-level-properties text:space-before="0.252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tipusCicle">CFGS</text:text-input><text:s/><text:text-input text:description="Cicle">DAM</text:text-input><text:s/>- <text:text-input text:description="Crèdit">M01</text:text-input><text:tab/><text:tab/><text:text-input text:description="UD">UF2</text:text-input>: Activitat <text:text-input text:description="numActivitat">4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$Build-2</meta:generator>
    <meta:initial-creator>Mònica Ramírez Arceda</meta:initial-creator>
    <meta:creation-date>2007-10-17T10:34:47</meta:creation-date>
    <dc:date>2019-04-11T18:13:52.847695776</dc:date>
    <meta:printed-by>Mònica Ramírez Arceda</meta:printed-by>
    <meta:print-date>2007-10-17T18:03:49</meta:print-date>
    <dc:language>ca-ES</dc:language>
    <meta:editing-cycles>43</meta:editing-cycles>
    <meta:editing-duration>PT3H56M10S</meta:editing-duration>
    <meta:document-statistic meta:table-count="0" meta:image-count="0" meta:object-count="0" meta:page-count="5" meta:paragraph-count="173" meta:word-count="1611" meta:character-count="9366" meta:non-whitespace-character-count="8098"/>
    <meta:user-defined meta:name="Info 1"/>
    <meta:user-defined meta:name="Info 2"/>
    <meta:user-defined meta:name="Info 3"/>
    <meta:user-defined meta:name="Info 4"/>
  </office:meta>
</office:document-meta>
</file>